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2.228in"/>
    </style:style>
    <style:style style:name="co5" style:family="table-column">
      <style:table-column-properties fo:break-before="auto" style:column-width="3.8882in"/>
    </style:style>
    <style:style style:name="co6" style:family="table-column">
      <style:table-column-properties fo:break-before="auto" style:column-width="5.168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6937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0.0138in solid #000000" fo:border-top="0.0346in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fo:border="0.0138in solid #000000" fo:padding-bottom="0.0193in" fo:padding-left="0.0138in" fo:padding-right="0.0138in" fo:padding-top="0.0193in" style:vertical-align="top"/>
    </style:style>
    <style:style style:name="ce5" style:family="table-cell" style:parent-style-name="Default">
      <style:table-cell-properties fo:border-bottom="0.0346in solid #000000" style:text-align-source="fix" style:repeat-content="false" fo:border-left="0.0138in solid #000000" fo:padding-bottom="0.0193in" fo:padding-left="0.0138in" fo:padding-right="0.0138in" fo:padding-top="0.0193in" fo:border-right="0.0138in solid #000000" fo:border-top="0.0346in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138in solid #000000" fo:padding-bottom="0.0193in" fo:padding-left="0.0138in" fo:padding-right="0.0138in" fo:padding-top="0.0193in" fo:border-right="0.0346in solid #000000" fo:border-top="0.0346in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19" table:default-cell-style-name="Default"/>
        <table:table-row table:style-name="ro2">
          <table:table-cell table:style-name="ce1" office:value-type="string">
            <text:p>Instructions: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"/>
          <table:table-cell table:style-name="Default" table:number-columns-repeated="4"/>
          <table:table-cell table:number-columns-repeated="1019"/>
        </table:table-row>
        <table:table-row table:style-name="ro3">
          <table:table-cell table:style-name="ce2" office:value-type="string">
            <text:p>Instruction</text:p>
          </table:table-cell>
          <table:table-cell table:style-name="ce5" office:value-type="string">
            <text:p>Forma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Effect</text:p>
          </table:table-cell>
          <table:table-cell table:style-name="ce6" office:value-type="string">
            <text:p>Notes</text:p>
          </table:table-cell>
          <table:table-cell table:number-columns-repeated="1019"/>
        </table:table-row>
        <table:table-row table:style-name="ro3">
          <table:table-cell office:value-type="string">
            <text:p>LDB</text:p>
          </table:table-cell>
          <table:table-cell office:value-type="string">
            <text:p>$X,$Y,$Z|Z</text:p>
          </table:table-cell>
          <table:table-cell office:value-type="string">
            <text:p>load byte</text:p>
          </table:table-cell>
          <table:table-cell office:value-type="string">
            <text:p>$X = sign(M[$Y + $Z])</text:p>
          </table:table-cell>
          <table:table-cell table:number-columns-repeated="1020"/>
        </table:table-row>
        <table:table-row table:style-name="ro3">
          <table:table-cell office:value-type="string">
            <text:p>LDBU</text:p>
          </table:table-cell>
          <table:table-cell office:value-type="string">
            <text:p>$X,$Y,$Z|Z</text:p>
          </table:table-cell>
          <table:table-cell office:value-type="string">
            <text:p>load byte unsigned</text:p>
          </table:table-cell>
          <table:table-cell office:value-type="string">
            <text:p>$X = M[$Y + $Z]</text:p>
          </table:table-cell>
          <table:table-cell table:number-columns-repeated="1020"/>
        </table:table-row>
        <table:table-row table:style-name="ro3">
          <table:table-cell office:value-type="string">
            <text:p>LDW</text:p>
          </table:table-cell>
          <table:table-cell office:value-type="string">
            <text:p>$X,$Y,$Z|Z</text:p>
          </table:table-cell>
          <table:table-cell office:value-type="string">
            <text:p>load wyde</text:p>
          </table:table-cell>
          <table:table-cell office:value-type="string">
            <text:p>$X = sign(M2[$Y + $Z])</text:p>
          </table:table-cell>
          <table:table-cell table:number-columns-repeated="1020"/>
        </table:table-row>
        <table:table-row table:style-name="ro3">
          <table:table-cell office:value-type="string">
            <text:p>LDWU</text:p>
          </table:table-cell>
          <table:table-cell office:value-type="string">
            <text:p>$X,$Y,$Z|Z</text:p>
          </table:table-cell>
          <table:table-cell office:value-type="string">
            <text:p>load wyde unsigned</text:p>
          </table:table-cell>
          <table:table-cell office:value-type="string">
            <text:p>$X = M2[$Y + $Z]</text:p>
          </table:table-cell>
          <table:table-cell table:number-columns-repeated="1020"/>
        </table:table-row>
        <table:table-row table:style-name="ro3">
          <table:table-cell office:value-type="string">
            <text:p>LDT</text:p>
          </table:table-cell>
          <table:table-cell office:value-type="string">
            <text:p>$X,$Y,$Z|Z</text:p>
          </table:table-cell>
          <table:table-cell office:value-type="string">
            <text:p>load tetra</text:p>
          </table:table-cell>
          <table:table-cell office:value-type="string">
            <text:p>$X = sign(M4[$Y + $Z])</text:p>
          </table:table-cell>
          <table:table-cell table:number-columns-repeated="1020"/>
        </table:table-row>
        <table:table-row table:style-name="ro3">
          <table:table-cell office:value-type="string">
            <text:p>LDTU</text:p>
          </table:table-cell>
          <table:table-cell office:value-type="string">
            <text:p>$X,$Y,$Z|Z</text:p>
          </table:table-cell>
          <table:table-cell office:value-type="string">
            <text:p>load tetra unsigned</text:p>
          </table:table-cell>
          <table:table-cell office:value-type="string">
            <text:p>$X = M4[$Y + $Z]</text:p>
          </table:table-cell>
          <table:table-cell table:number-columns-repeated="1020"/>
        </table:table-row>
        <table:table-row table:style-name="ro3">
          <table:table-cell office:value-type="string">
            <text:p>LDO</text:p>
          </table:table-cell>
          <table:table-cell office:value-type="string">
            <text:p>$X,$Y,$Z|Z</text:p>
          </table:table-cell>
          <table:table-cell office:value-type="string">
            <text:p>load octa</text:p>
          </table:table-cell>
          <table:table-cell office:value-type="string">
            <text:p>$X = M8[$Y + $Z]</text:p>
          </table:table-cell>
          <table:table-cell table:number-columns-repeated="1020"/>
        </table:table-row>
        <table:table-row table:style-name="ro3">
          <table:table-cell office:value-type="string">
            <text:p>LDOU</text:p>
          </table:table-cell>
          <table:table-cell office:value-type="string">
            <text:p>$X,$Y,$Z|Z</text:p>
          </table:table-cell>
          <table:table-cell office:value-type="string">
            <text:p>load octa unsigned</text:p>
          </table:table-cell>
          <table:table-cell office:value-type="string">
            <text:p>$X = M8[$Y + $Z]</text:p>
          </table:table-cell>
          <table:table-cell table:number-columns-repeated="1020"/>
        </table:table-row>
        <table:table-row table:style-name="ro3">
          <table:table-cell office:value-type="string">
            <text:p>LDHT</text:p>
          </table:table-cell>
          <table:table-cell office:value-type="string">
            <text:p>$X,$Y,$Z|Z</text:p>
          </table:table-cell>
          <table:table-cell office:value-type="string">
            <text:p>load high tetra</text:p>
          </table:table-cell>
          <table:table-cell office:value-type="string">
            <text:p>$X = (M4[$Y + $Z] &lt;&lt; 32) | #000000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B</text:p>
          </table:table-cell>
          <table:table-cell office:value-type="string">
            <text:p>$X,$Y,$Z|Z</text:p>
          </table:table-cell>
          <table:table-cell office:value-type="string">
            <text:p>store byte</text:p>
          </table:table-cell>
          <table:table-cell office:value-type="string">
            <text:p>M[$Y + $Z] = $X &amp; #FF</text:p>
          </table:table-cell>
          <table:table-cell office:value-type="string">
            <text:p>overflow-check (-2^7 &lt;= $X &lt; 2^7)</text:p>
          </table:table-cell>
          <table:table-cell table:number-columns-repeated="1019"/>
        </table:table-row>
        <table:table-row table:style-name="ro3">
          <table:table-cell office:value-type="string">
            <text:p>STBU</text:p>
          </table:table-cell>
          <table:table-cell office:value-type="string">
            <text:p>$X,$Y,$Z|Z</text:p>
          </table:table-cell>
          <table:table-cell office:value-type="string">
            <text:p>store byte unsigned</text:p>
          </table:table-cell>
          <table:table-cell office:value-type="string">
            <text:p>M[$Y + $Z] = $X &amp; #FF</text:p>
          </table:table-cell>
          <table:table-cell table:number-columns-repeated="1020"/>
        </table:table-row>
        <table:table-row table:style-name="ro3">
          <table:table-cell office:value-type="string">
            <text:p>STW</text:p>
          </table:table-cell>
          <table:table-cell office:value-type="string">
            <text:p>$X,$Y,$Z|Z</text:p>
          </table:table-cell>
          <table:table-cell office:value-type="string">
            <text:p>store wyde</text:p>
          </table:table-cell>
          <table:table-cell office:value-type="string">
            <text:p>M2[$Y + $Z] = $X &amp; #FFFF</text:p>
          </table:table-cell>
          <table:table-cell office:value-type="string">
            <text:p>overflow-check (-2^15 &lt;= $X &lt; 2^15)</text:p>
          </table:table-cell>
          <table:table-cell table:number-columns-repeated="1019"/>
        </table:table-row>
        <table:table-row table:style-name="ro3">
          <table:table-cell office:value-type="string">
            <text:p>STWU</text:p>
          </table:table-cell>
          <table:table-cell office:value-type="string">
            <text:p>$X,$Y,$Z|Z</text:p>
          </table:table-cell>
          <table:table-cell office:value-type="string">
            <text:p>store wyde unsigned</text:p>
          </table:table-cell>
          <table:table-cell office:value-type="string">
            <text:p>M2[$Y + $Z] = $X &amp; #FFFF</text:p>
          </table:table-cell>
          <table:table-cell table:number-columns-repeated="1020"/>
        </table:table-row>
        <table:table-row table:style-name="ro3">
          <table:table-cell office:value-type="string">
            <text:p>STT</text:p>
          </table:table-cell>
          <table:table-cell office:value-type="string">
            <text:p>$X,$Y,$Z|Z</text:p>
          </table:table-cell>
          <table:table-cell office:value-type="string">
            <text:p>store tetra</text:p>
          </table:table-cell>
          <table:table-cell office:value-type="string">
            <text:p>M4[$Y + $Z] = $X &amp; #FFFFFFFF</text:p>
          </table:table-cell>
          <table:table-cell office:value-type="string">
            <text:p>overflow-check (-2^31 &lt;= $X &lt; 2^31)</text:p>
          </table:table-cell>
          <table:table-cell table:number-columns-repeated="1019"/>
        </table:table-row>
        <table:table-row table:style-name="ro3">
          <table:table-cell office:value-type="string">
            <text:p>STTU</text:p>
          </table:table-cell>
          <table:table-cell office:value-type="string">
            <text:p>$X,$Y,$Z|Z</text:p>
          </table:table-cell>
          <table:table-cell office:value-type="string">
            <text:p>store tetra unsigned</text:p>
          </table:table-cell>
          <table:table-cell office:value-type="string">
            <text:p>M4[$Y + $Z] = $X &amp; #FFFFFFFF</text:p>
          </table:table-cell>
          <table:table-cell table:number-columns-repeated="1020"/>
        </table:table-row>
        <table:table-row table:style-name="ro3">
          <table:table-cell office:value-type="string">
            <text:p>STO</text:p>
          </table:table-cell>
          <table:table-cell office:value-type="string">
            <text:p>$X,$Y,$Z|Z</text:p>
          </table:table-cell>
          <table:table-cell office:value-type="string">
            <text:p>store octa</text:p>
          </table:table-cell>
          <table:table-cell office:value-type="string">
            <text:p>M8[$Y + $Z] = $X</text:p>
          </table:table-cell>
          <table:table-cell table:number-columns-repeated="1020"/>
        </table:table-row>
        <table:table-row table:style-name="ro3">
          <table:table-cell office:value-type="string">
            <text:p>STOU</text:p>
          </table:table-cell>
          <table:table-cell office:value-type="string">
            <text:p>$X,$Y,$Z|Z</text:p>
          </table:table-cell>
          <table:table-cell office:value-type="string">
            <text:p>store octa unsigned</text:p>
          </table:table-cell>
          <table:table-cell office:value-type="string">
            <text:p>M8[$Y + $Z] = $X</text:p>
          </table:table-cell>
          <table:table-cell table:number-columns-repeated="1020"/>
        </table:table-row>
        <table:table-row table:style-name="ro3">
          <table:table-cell office:value-type="string">
            <text:p>STCO</text:p>
          </table:table-cell>
          <table:table-cell office:value-type="string">
            <text:p>X,$Y,$Z|Z</text:p>
          </table:table-cell>
          <table:table-cell office:value-type="string">
            <text:p>store constant octabyte</text:p>
          </table:table-cell>
          <table:table-cell office:value-type="string">
            <text:p>M8[$Y + $Z] = X &amp; #FF</text:p>
          </table:table-cell>
          <table:table-cell table:number-columns-repeated="1020"/>
        </table:table-row>
        <table:table-row table:style-name="ro3">
          <table:table-cell office:value-type="string">
            <text:p>STHT</text:p>
          </table:table-cell>
          <table:table-cell office:value-type="string">
            <text:p>$X,$Y,$Z|Z</text:p>
          </table:table-cell>
          <table:table-cell office:value-type="string">
            <text:p>store high tetra</text:p>
          </table:table-cell>
          <table:table-cell office:value-type="string">
            <text:p>M4[$Y + $Z] = $X &gt;&gt; 3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DD</text:p>
          </table:table-cell>
          <table:table-cell office:value-type="string">
            <text:p>$X,$Y,$Z|Z</text:p>
          </table:table-cell>
          <table:table-cell office:value-type="string">
            <text:p>add</text:p>
          </table:table-cell>
          <table:table-cell office:value-type="string">
            <text:p>$X = $Y + $Z</text:p>
          </table:table-cell>
          <table:table-cell office:value-type="string">
            <text:p>overflow-check (-2^63 &lt;= res &lt; 2^63)</text:p>
          </table:table-cell>
          <table:table-cell table:number-columns-repeated="1019"/>
        </table:table-row>
        <table:table-row table:style-name="ro3">
          <table:table-cell office:value-type="string">
            <text:p>ADDU</text:p>
          </table:table-cell>
          <table:table-cell office:value-type="string">
            <text:p>$X,$Y,$Z|Z</text:p>
          </table:table-cell>
          <table:table-cell office:value-type="string">
            <text:p>add unsigned</text:p>
          </table:table-cell>
          <table:table-cell office:value-type="string">
            <text:p>$X = ($Y + $Z) mod 2^64</text:p>
          </table:table-cell>
          <table:table-cell table:number-columns-repeated="1020"/>
        </table:table-row>
        <table:table-row table:style-name="ro3">
          <table:table-cell office:value-type="string">
            <text:p>2ADDU</text:p>
          </table:table-cell>
          <table:table-cell office:value-type="string">
            <text:p>$X,$Y,$Z|Z</text:p>
          </table:table-cell>
          <table:table-cell office:value-type="string">
            <text:p>times 2 and add unsigned</text:p>
          </table:table-cell>
          <table:table-cell office:value-type="string">
            <text:p>$X = (2$Y + $Z) mod 2^64</text:p>
          </table:table-cell>
          <table:table-cell table:number-columns-repeated="1020"/>
        </table:table-row>
        <table:table-row table:style-name="ro3">
          <table:table-cell office:value-type="string">
            <text:p>4ADDU</text:p>
          </table:table-cell>
          <table:table-cell office:value-type="string">
            <text:p>$X,$Y,$Z|Z</text:p>
          </table:table-cell>
          <table:table-cell office:value-type="string">
            <text:p>times 4 and add unsigned</text:p>
          </table:table-cell>
          <table:table-cell office:value-type="string">
            <text:p>$X = (4$Y + $Z) mod 2^64</text:p>
          </table:table-cell>
          <table:table-cell table:number-columns-repeated="1020"/>
        </table:table-row>
        <table:table-row table:style-name="ro3">
          <table:table-cell office:value-type="string">
            <text:p>8ADDU</text:p>
          </table:table-cell>
          <table:table-cell office:value-type="string">
            <text:p>$X,$Y,$Z|Z</text:p>
          </table:table-cell>
          <table:table-cell office:value-type="string">
            <text:p>times 8 and add unsigned</text:p>
          </table:table-cell>
          <table:table-cell office:value-type="string">
            <text:p>$X = (8$Y + $Z) mod 2^64</text:p>
          </table:table-cell>
          <table:table-cell table:number-columns-repeated="1020"/>
        </table:table-row>
        <table:table-row table:style-name="ro3">
          <table:table-cell office:value-type="string">
            <text:p>16ADDU</text:p>
          </table:table-cell>
          <table:table-cell office:value-type="string">
            <text:p>$X,$Y,$Z|Z</text:p>
          </table:table-cell>
          <table:table-cell office:value-type="string">
            <text:p>times 16 and add unsigned</text:p>
          </table:table-cell>
          <table:table-cell office:value-type="string">
            <text:p>$X = (16$Y + $Z) mod 2^64</text:p>
          </table:table-cell>
          <table:table-cell table:number-columns-repeated="1020"/>
        </table:table-row>
        <table:table-row table:style-name="ro3">
          <table:table-cell office:value-type="string">
            <text:p>SUB</text:p>
          </table:table-cell>
          <table:table-cell office:value-type="string">
            <text:p>$X,$Y,$Z|Z</text:p>
          </table:table-cell>
          <table:table-cell office:value-type="string">
            <text:p>substract</text:p>
          </table:table-cell>
          <table:table-cell office:value-type="string">
            <text:p>$X = $Y - $Z</text:p>
          </table:table-cell>
          <table:table-cell office:value-type="string">
            <text:p>overflow-check (-2^63 &lt;= res &lt; 2^63)</text:p>
          </table:table-cell>
          <table:table-cell table:number-columns-repeated="1019"/>
        </table:table-row>
        <table:table-row table:style-name="ro3">
          <table:table-cell office:value-type="string">
            <text:p>SUBU</text:p>
          </table:table-cell>
          <table:table-cell office:value-type="string">
            <text:p>$X,$Y,$Z|Z</text:p>
          </table:table-cell>
          <table:table-cell office:value-type="string">
            <text:p>substract unsigned</text:p>
          </table:table-cell>
          <table:table-cell office:value-type="string">
            <text:p>$X = ($Y - $Z) mod 2^64</text:p>
          </table:table-cell>
          <table:table-cell table:number-columns-repeated="1020"/>
        </table:table-row>
        <table:table-row table:style-name="ro3">
          <table:table-cell office:value-type="string">
            <text:p>NEG</text:p>
          </table:table-cell>
          <table:table-cell office:value-type="string">
            <text:p>$X,Y,$Z|Z</text:p>
          </table:table-cell>
          <table:table-cell office:value-type="string">
            <text:p>negate</text:p>
          </table:table-cell>
          <table:table-cell office:value-type="string">
            <text:p>$X = Y - $Z</text:p>
          </table:table-cell>
          <table:table-cell office:value-type="string">
            <text:p>overflow-check (res &lt; 2^63)</text:p>
          </table:table-cell>
          <table:table-cell table:number-columns-repeated="1019"/>
        </table:table-row>
        <table:table-row table:style-name="ro3">
          <table:table-cell office:value-type="string">
            <text:p>NEGU</text:p>
          </table:table-cell>
          <table:table-cell office:value-type="string">
            <text:p>$X,Y,$Z|Z</text:p>
          </table:table-cell>
          <table:table-cell office:value-type="string">
            <text:p>negate unsigned</text:p>
          </table:table-cell>
          <table:table-cell office:value-type="string">
            <text:p>$X = (Y - $Z) mod 2^6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ND</text:p>
          </table:table-cell>
          <table:table-cell office:value-type="string">
            <text:p>$X,$Y,$Z|Z</text:p>
          </table:table-cell>
          <table:table-cell office:value-type="string">
            <text:p>bitwise and</text:p>
          </table:table-cell>
          <table:table-cell office:value-type="string">
            <text:p>$X = $Y &amp; $Z</text:p>
          </table:table-cell>
          <table:table-cell table:number-columns-repeated="1020"/>
        </table:table-row>
        <table:table-row table:style-name="ro3">
          <table:table-cell office:value-type="string">
            <text:p>OR</text:p>
          </table:table-cell>
          <table:table-cell office:value-type="string">
            <text:p>$X,$Y,$Z|Z</text:p>
          </table:table-cell>
          <table:table-cell office:value-type="string">
            <text:p>bitwise or</text:p>
          </table:table-cell>
          <table:table-cell office:value-type="string">
            <text:p>$X = $Y | $Z</text:p>
          </table:table-cell>
          <table:table-cell table:number-columns-repeated="1020"/>
        </table:table-row>
        <table:table-row table:style-name="ro3">
          <table:table-cell office:value-type="string">
            <text:p>XOR</text:p>
          </table:table-cell>
          <table:table-cell office:value-type="string">
            <text:p>$X,$Y,$Z|Z</text:p>
          </table:table-cell>
          <table:table-cell office:value-type="string">
            <text:p>bitwise exclusive-or</text:p>
          </table:table-cell>
          <table:table-cell office:value-type="string">
            <text:p>$X = $Y ^ $Z</text:p>
          </table:table-cell>
          <table:table-cell table:number-columns-repeated="1020"/>
        </table:table-row>
        <table:table-row table:style-name="ro3">
          <table:table-cell office:value-type="string">
            <text:p>ANDN</text:p>
          </table:table-cell>
          <table:table-cell office:value-type="string">
            <text:p>$X,$Y,$Z|Z</text:p>
          </table:table-cell>
          <table:table-cell office:value-type="string">
            <text:p>bitwise and-not</text:p>
          </table:table-cell>
          <table:table-cell office:value-type="string">
            <text:p>$X = $Y &amp; ~$Z</text:p>
          </table:table-cell>
          <table:table-cell table:number-columns-repeated="1020"/>
        </table:table-row>
        <table:table-row table:style-name="ro3">
          <table:table-cell office:value-type="string">
            <text:p>ORN</text:p>
          </table:table-cell>
          <table:table-cell office:value-type="string">
            <text:p>$X,$Y,$Z|Z</text:p>
          </table:table-cell>
          <table:table-cell office:value-type="string">
            <text:p>bitwise or-not</text:p>
          </table:table-cell>
          <table:table-cell office:value-type="string">
            <text:p>$X = $Y | ~$Z</text:p>
          </table:table-cell>
          <table:table-cell table:number-columns-repeated="1020"/>
        </table:table-row>
        <table:table-row table:style-name="ro3">
          <table:table-cell office:value-type="string">
            <text:p>NAND</text:p>
          </table:table-cell>
          <table:table-cell office:value-type="string">
            <text:p>$X,$Y,$Z|Z</text:p>
          </table:table-cell>
          <table:table-cell office:value-type="string">
            <text:p>bitwise not-and</text:p>
          </table:table-cell>
          <table:table-cell office:value-type="string">
            <text:p>$X = ~($Y &amp; $Z)</text:p>
          </table:table-cell>
          <table:table-cell table:number-columns-repeated="1020"/>
        </table:table-row>
        <table:table-row table:style-name="ro3">
          <table:table-cell office:value-type="string">
            <text:p>NOR</text:p>
          </table:table-cell>
          <table:table-cell office:value-type="string">
            <text:p>$X,$Y,$Z|Z</text:p>
          </table:table-cell>
          <table:table-cell office:value-type="string">
            <text:p>bitwise not-or</text:p>
          </table:table-cell>
          <table:table-cell office:value-type="string">
            <text:p>$X = ~($Y | $Z)</text:p>
          </table:table-cell>
          <table:table-cell table:number-columns-repeated="1020"/>
        </table:table-row>
        <table:table-row table:style-name="ro3">
          <table:table-cell office:value-type="string">
            <text:p>NXOR</text:p>
          </table:table-cell>
          <table:table-cell office:value-type="string">
            <text:p>$X,$Y,$Z|Z</text:p>
          </table:table-cell>
          <table:table-cell office:value-type="string">
            <text:p>bitwise not-exclusive-or</text:p>
          </table:table-cell>
          <table:table-cell office:value-type="string">
            <text:p>$X = ~($Y ^ $Z)</text:p>
          </table:table-cell>
          <table:table-cell table:number-columns-repeated="1020"/>
        </table:table-row>
        <table:table-row table:style-name="ro3">
          <table:table-cell office:value-type="string">
            <text:p>MUX</text:p>
          </table:table-cell>
          <table:table-cell office:value-type="string">
            <text:p>$X,$Y,$Z|Z</text:p>
          </table:table-cell>
          <table:table-cell office:value-type="string">
            <text:p>bitwise multiplex</text:p>
          </table:table-cell>
          <table:table-cell office:value-type="string">
            <text:p>$X = ($Y &amp; rM) | ($Z &amp; ~rM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DIF</text:p>
          </table:table-cell>
          <table:table-cell office:value-type="string">
            <text:p>$X,$Y,$Z|Z</text:p>
          </table:table-cell>
          <table:table-cell office:value-type="string">
            <text:p>byte difference</text:p>
          </table:table-cell>
          <table:table-cell office:value-type="string">
            <text:p>$X[i] = max(0,$Y[i] - $Z[i]), I = byte-index</text:p>
          </table:table-cell>
          <table:table-cell table:number-columns-repeated="1020"/>
        </table:table-row>
        <table:table-row table:style-name="ro3">
          <table:table-cell office:value-type="string">
            <text:p>WDIF</text:p>
          </table:table-cell>
          <table:table-cell office:value-type="string">
            <text:p>$X,$Y,$Z|Z</text:p>
          </table:table-cell>
          <table:table-cell office:value-type="string">
            <text:p>wyde difference</text:p>
          </table:table-cell>
          <table:table-cell office:value-type="string">
            <text:p>$X[i] = max(0,$Y[i] - $Z[i]), I = wyde-index</text:p>
          </table:table-cell>
          <table:table-cell table:number-columns-repeated="1020"/>
        </table:table-row>
        <table:table-row table:style-name="ro3">
          <table:table-cell office:value-type="string">
            <text:p>TDIF</text:p>
          </table:table-cell>
          <table:table-cell office:value-type="string">
            <text:p>$X,$Y,$Z|Z</text:p>
          </table:table-cell>
          <table:table-cell office:value-type="string">
            <text:p>tetra difference</text:p>
          </table:table-cell>
          <table:table-cell office:value-type="string">
            <text:p>$X[i] = max(0,$Y[i] - $Z[i]), I = tetra-index</text:p>
          </table:table-cell>
          <table:table-cell table:number-columns-repeated="1020"/>
        </table:table-row>
        <table:table-row table:style-name="ro3">
          <table:table-cell office:value-type="string">
            <text:p>ODIF</text:p>
          </table:table-cell>
          <table:table-cell office:value-type="string">
            <text:p>$X,$Y,$Z|Z</text:p>
          </table:table-cell>
          <table:table-cell office:value-type="string">
            <text:p>octa difference</text:p>
          </table:table-cell>
          <table:table-cell office:value-type="string">
            <text:p>$X = max(0,$Y - $Z)</text:p>
          </table:table-cell>
          <table:table-cell table:number-columns-repeated="1020"/>
        </table:table-row>
        <table:table-row table:style-name="ro3">
          <table:table-cell office:value-type="string">
            <text:p>SADD</text:p>
          </table:table-cell>
          <table:table-cell office:value-type="string">
            <text:p>$X,$Y,$Z|Z</text:p>
          </table:table-cell>
          <table:table-cell office:value-type="string">
            <text:p>sideways add</text:p>
          </table:table-cell>
          <table:table-cell office:value-type="string">
            <text:p>$X = countbits($Y &amp; ~ $Z)</text:p>
          </table:table-cell>
          <table:table-cell table:number-columns-repeated="1020"/>
        </table:table-row>
        <table:table-row table:style-name="ro3">
          <table:table-cell office:value-type="string">
            <text:p>MOR</text:p>
          </table:table-cell>
          <table:table-cell office:value-type="string">
            <text:p>$X,$Y,$Z|Z</text:p>
          </table:table-cell>
          <table:table-cell office:value-type="string">
            <text:p>multiple or</text:p>
          </table:table-cell>
          <table:table-cell office:value-type="string">
            <text:p>$X = matprod($Z,$Y,OR)</text:p>
          </table:table-cell>
          <table:table-cell office:value-type="string">
            <text:p>if $Z and $Y are 8x8 matrices, with one byte per row</text:p>
          </table:table-cell>
          <table:table-cell table:number-columns-repeated="1019"/>
        </table:table-row>
        <table:table-row table:style-name="ro3">
          <table:table-cell office:value-type="string">
            <text:p>MXOR</text:p>
          </table:table-cell>
          <table:table-cell office:value-type="string">
            <text:p>$X,$Y,$Z|Z</text:p>
          </table:table-cell>
          <table:table-cell office:value-type="string">
            <text:p>multiple exclusive-or</text:p>
          </table:table-cell>
          <table:table-cell office:value-type="string">
            <text:p>$X = matprod($Z,$Y,XOR)</text:p>
          </table:table-cell>
          <table:table-cell office:value-type="string">
            <text:p>if $Z and $Y are 8x8 matrices, with one byte per row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ETH</text:p>
          </table:table-cell>
          <table:table-cell office:value-type="string">
            <text:p>$X,YZ</text:p>
          </table:table-cell>
          <table:table-cell office:value-type="string">
            <text:p>set to high wyde</text:p>
          </table:table-cell>
          <table:table-cell office:value-type="string">
            <text:p>$X = YZ &lt;&lt; 48</text:p>
          </table:table-cell>
          <table:table-cell table:number-columns-repeated="1020"/>
        </table:table-row>
        <table:table-row table:style-name="ro3">
          <table:table-cell office:value-type="string">
            <text:p>SETMH</text:p>
          </table:table-cell>
          <table:table-cell office:value-type="string">
            <text:p>$X,YZ</text:p>
          </table:table-cell>
          <table:table-cell office:value-type="string">
            <text:p>set to medium high wyde</text:p>
          </table:table-cell>
          <table:table-cell office:value-type="string">
            <text:p>$X = YZ &lt;&lt; 32</text:p>
          </table:table-cell>
          <table:table-cell table:number-columns-repeated="1020"/>
        </table:table-row>
        <table:table-row table:style-name="ro3">
          <table:table-cell office:value-type="string">
            <text:p>SETML</text:p>
          </table:table-cell>
          <table:table-cell office:value-type="string">
            <text:p>$X,YZ</text:p>
          </table:table-cell>
          <table:table-cell office:value-type="string">
            <text:p>set to medium low wyde</text:p>
          </table:table-cell>
          <table:table-cell office:value-type="string">
            <text:p>$X = YZ &lt;&lt; 16</text:p>
          </table:table-cell>
          <table:table-cell table:number-columns-repeated="1020"/>
        </table:table-row>
        <table:table-row table:style-name="ro3">
          <table:table-cell office:value-type="string">
            <text:p>SETL</text:p>
          </table:table-cell>
          <table:table-cell office:value-type="string">
            <text:p>$X,YZ</text:p>
          </table:table-cell>
          <table:table-cell office:value-type="string">
            <text:p>set to low wyde</text:p>
          </table:table-cell>
          <table:table-cell office:value-type="string">
            <text:p>$X = YZ &lt;&lt; 0</text:p>
          </table:table-cell>
          <table:table-cell table:number-columns-repeated="1020"/>
        </table:table-row>
        <table:table-row table:style-name="ro3">
          <table:table-cell office:value-type="string">
            <text:p>INCH</text:p>
          </table:table-cell>
          <table:table-cell office:value-type="string">
            <text:p>$X,YZ</text:p>
          </table:table-cell>
          <table:table-cell office:value-type="string">
            <text:p>increase by high wyde</text:p>
          </table:table-cell>
          <table:table-cell office:value-type="string">
            <text:p>$X += YZ &gt;&gt; 48</text:p>
          </table:table-cell>
          <table:table-cell table:number-columns-repeated="1020"/>
        </table:table-row>
        <table:table-row table:style-name="ro3">
          <table:table-cell office:value-type="string">
            <text:p>INCMH</text:p>
          </table:table-cell>
          <table:table-cell office:value-type="string">
            <text:p>$X,YZ</text:p>
          </table:table-cell>
          <table:table-cell office:value-type="string">
            <text:p>increase by medium high wyde</text:p>
          </table:table-cell>
          <table:table-cell office:value-type="string">
            <text:p>$X += YZ &gt;&gt; 32</text:p>
          </table:table-cell>
          <table:table-cell table:number-columns-repeated="1020"/>
        </table:table-row>
        <table:table-row table:style-name="ro3">
          <table:table-cell office:value-type="string">
            <text:p>INCML</text:p>
          </table:table-cell>
          <table:table-cell office:value-type="string">
            <text:p>$X,YZ</text:p>
          </table:table-cell>
          <table:table-cell office:value-type="string">
            <text:p>increase by medium low wyde</text:p>
          </table:table-cell>
          <table:table-cell office:value-type="string">
            <text:p>$X += YZ &gt;&gt; 16</text:p>
          </table:table-cell>
          <table:table-cell table:number-columns-repeated="1020"/>
        </table:table-row>
        <table:table-row table:style-name="ro3">
          <table:table-cell office:value-type="string">
            <text:p>INCL</text:p>
          </table:table-cell>
          <table:table-cell office:value-type="string">
            <text:p>$X,YZ</text:p>
          </table:table-cell>
          <table:table-cell office:value-type="string">
            <text:p>increase by low wyde</text:p>
          </table:table-cell>
          <table:table-cell office:value-type="string">
            <text:p>$X += YZ &gt;&gt; 0</text:p>
          </table:table-cell>
          <table:table-cell table:number-columns-repeated="1020"/>
        </table:table-row>
        <table:table-row table:style-name="ro3">
          <table:table-cell office:value-type="string">
            <text:p>ORH</text:p>
          </table:table-cell>
          <table:table-cell office:value-type="string">
            <text:p>$X,YZ</text:p>
          </table:table-cell>
          <table:table-cell office:value-type="string">
            <text:p>bitwise or with high wyde</text:p>
          </table:table-cell>
          <table:table-cell office:value-type="string">
            <text:p>$X |= YZ &gt;&gt; 48</text:p>
          </table:table-cell>
          <table:table-cell table:number-columns-repeated="1020"/>
        </table:table-row>
        <table:table-row table:style-name="ro3">
          <table:table-cell office:value-type="string">
            <text:p>ORMH</text:p>
          </table:table-cell>
          <table:table-cell office:value-type="string">
            <text:p>$X,YZ</text:p>
          </table:table-cell>
          <table:table-cell office:value-type="string">
            <text:p>bitwise or with medium high wyde</text:p>
          </table:table-cell>
          <table:table-cell office:value-type="string">
            <text:p>$X |= YZ &gt;&gt; 32</text:p>
          </table:table-cell>
          <table:table-cell table:number-columns-repeated="1020"/>
        </table:table-row>
        <table:table-row table:style-name="ro3">
          <table:table-cell office:value-type="string">
            <text:p>ORML</text:p>
          </table:table-cell>
          <table:table-cell office:value-type="string">
            <text:p>$X,YZ</text:p>
          </table:table-cell>
          <table:table-cell office:value-type="string">
            <text:p>bitwise or with medium low wyde</text:p>
          </table:table-cell>
          <table:table-cell office:value-type="string">
            <text:p>$X |= YZ &gt;&gt; 16</text:p>
          </table:table-cell>
          <table:table-cell table:number-columns-repeated="1020"/>
        </table:table-row>
        <table:table-row table:style-name="ro3">
          <table:table-cell office:value-type="string">
            <text:p>ORL</text:p>
          </table:table-cell>
          <table:table-cell office:value-type="string">
            <text:p>$X,YZ</text:p>
          </table:table-cell>
          <table:table-cell office:value-type="string">
            <text:p>bitwise or with low wyde</text:p>
          </table:table-cell>
          <table:table-cell office:value-type="string">
            <text:p>$X |= YZ &gt;&gt; 0</text:p>
          </table:table-cell>
          <table:table-cell table:number-columns-repeated="1020"/>
        </table:table-row>
        <table:table-row table:style-name="ro3">
          <table:table-cell office:value-type="string">
            <text:p>ANDNH</text:p>
          </table:table-cell>
          <table:table-cell office:value-type="string">
            <text:p>$X,YZ</text:p>
          </table:table-cell>
          <table:table-cell office:value-type="string">
            <text:p>bitwise and-not high wyde</text:p>
          </table:table-cell>
          <table:table-cell office:value-type="string">
            <text:p>$X &amp;= ~(YZ &gt;&gt; 48)</text:p>
          </table:table-cell>
          <table:table-cell table:number-columns-repeated="1020"/>
        </table:table-row>
        <table:table-row table:style-name="ro3">
          <table:table-cell office:value-type="string">
            <text:p>ANDNMH</text:p>
          </table:table-cell>
          <table:table-cell office:value-type="string">
            <text:p>$X,YZ</text:p>
          </table:table-cell>
          <table:table-cell office:value-type="string">
            <text:p>bitwise and-not medium high wyde</text:p>
          </table:table-cell>
          <table:table-cell office:value-type="string">
            <text:p>$X &amp;= ~(YZ &gt;&gt; 32)</text:p>
          </table:table-cell>
          <table:table-cell table:number-columns-repeated="1020"/>
        </table:table-row>
        <table:table-row table:style-name="ro3">
          <table:table-cell office:value-type="string">
            <text:p>ANDNML</text:p>
          </table:table-cell>
          <table:table-cell office:value-type="string">
            <text:p>$X,YZ</text:p>
          </table:table-cell>
          <table:table-cell office:value-type="string">
            <text:p>bitwise and-not medium low wyde</text:p>
          </table:table-cell>
          <table:table-cell office:value-type="string">
            <text:p>$X &amp;= ~(YZ &gt;&gt; 16)</text:p>
          </table:table-cell>
          <table:table-cell table:number-columns-repeated="1020"/>
        </table:table-row>
        <table:table-row table:style-name="ro3">
          <table:table-cell office:value-type="string">
            <text:p>ANDNL</text:p>
          </table:table-cell>
          <table:table-cell office:value-type="string">
            <text:p>$X,YZ</text:p>
          </table:table-cell>
          <table:table-cell office:value-type="string">
            <text:p>bitwise and-not low wyde</text:p>
          </table:table-cell>
          <table:table-cell office:value-type="string">
            <text:p>$X &amp;= ~(YZ &gt;&gt; 0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L</text:p>
          </table:table-cell>
          <table:table-cell office:value-type="string">
            <text:p>$X,$Y,$Z|Z</text:p>
          </table:table-cell>
          <table:table-cell office:value-type="string">
            <text:p>shift left</text:p>
          </table:table-cell>
          <table:table-cell office:value-type="string">
            <text:p>$X = $Y &lt;&lt; unsigned($Z)</text:p>
          </table:table-cell>
          <table:table-cell office:value-type="string">
            <text:p>overflow-check (-2^63 &lt;= $X &lt; 2^63)</text:p>
          </table:table-cell>
          <table:table-cell table:number-columns-repeated="1019"/>
        </table:table-row>
        <table:table-row table:style-name="ro3">
          <table:table-cell office:value-type="string">
            <text:p>SLU</text:p>
          </table:table-cell>
          <table:table-cell office:value-type="string">
            <text:p>$X,$Y,$Z|Z</text:p>
          </table:table-cell>
          <table:table-cell office:value-type="string">
            <text:p>shift left unsigned</text:p>
          </table:table-cell>
          <table:table-cell office:value-type="string">
            <text:p>$X = $Y &lt;&lt; unsigned($Z)</text:p>
          </table:table-cell>
          <table:table-cell table:number-columns-repeated="1020"/>
        </table:table-row>
        <table:table-row table:style-name="ro3">
          <table:table-cell office:value-type="string">
            <text:p>SR</text:p>
          </table:table-cell>
          <table:table-cell office:value-type="string">
            <text:p>$X,$Y,$Z|Z</text:p>
          </table:table-cell>
          <table:table-cell office:value-type="string">
            <text:p>shift right</text:p>
          </table:table-cell>
          <table:table-cell office:value-type="string">
            <text:p>$X = signed($Y) &gt;&gt; unsigned($Z)</text:p>
          </table:table-cell>
          <table:table-cell table:number-columns-repeated="1020"/>
        </table:table-row>
        <table:table-row table:style-name="ro3">
          <table:table-cell office:value-type="string">
            <text:p>SRU</text:p>
          </table:table-cell>
          <table:table-cell office:value-type="string">
            <text:p>$X,$Y,$Z|Z</text:p>
          </table:table-cell>
          <table:table-cell office:value-type="string">
            <text:p>shift right unsigned</text:p>
          </table:table-cell>
          <table:table-cell office:value-type="string">
            <text:p>$X = unsigned($Y) &gt;&gt; unsigned($Z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MP</text:p>
          </table:table-cell>
          <table:table-cell office:value-type="string">
            <text:p>$X,$Y,$Z|Z</text:p>
          </table:table-cell>
          <table:table-cell office:value-type="string">
            <text:p>compare</text:p>
          </table:table-cell>
          <table:table-cell office:value-type="string">
            <text:p>$X = ($Y s&gt; $Z) - ($Y s&lt; $Z)</text:p>
          </table:table-cell>
          <table:table-cell table:number-columns-repeated="1020"/>
        </table:table-row>
        <table:table-row table:style-name="ro3">
          <table:table-cell office:value-type="string">
            <text:p>CMPU</text:p>
          </table:table-cell>
          <table:table-cell office:value-type="string">
            <text:p>$X,$Y,$Z|Z</text:p>
          </table:table-cell>
          <table:table-cell office:value-type="string">
            <text:p>compare unsigned</text:p>
          </table:table-cell>
          <table:table-cell office:value-type="string">
            <text:p>$X = ($Y u&gt; $Z) - ($Y u&lt; $Z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SN</text:p>
          </table:table-cell>
          <table:table-cell office:value-type="string">
            <text:p>$X,$Y,$Z|Z</text:p>
          </table:table-cell>
          <table:table-cell office:value-type="string">
            <text:p>conditionally set if negative</text:p>
          </table:table-cell>
          <table:table-cell office:value-type="string">
            <text:p>if $Y &lt; 0: $X = $Z</text:p>
          </table:table-cell>
          <table:table-cell table:number-columns-repeated="1020"/>
        </table:table-row>
        <table:table-row table:style-name="ro3">
          <table:table-cell office:value-type="string">
            <text:p>CSZ</text:p>
          </table:table-cell>
          <table:table-cell office:value-type="string">
            <text:p>$X,$Y,$Z|Z</text:p>
          </table:table-cell>
          <table:table-cell office:value-type="string">
            <text:p>conditionally set if zero</text:p>
          </table:table-cell>
          <table:table-cell office:value-type="string">
            <text:p>if $Y == 0: $X = $Z</text:p>
          </table:table-cell>
          <table:table-cell table:number-columns-repeated="1020"/>
        </table:table-row>
        <table:table-row table:style-name="ro3">
          <table:table-cell office:value-type="string">
            <text:p>CSP</text:p>
          </table:table-cell>
          <table:table-cell office:value-type="string">
            <text:p>$X,$Y,$Z|Z</text:p>
          </table:table-cell>
          <table:table-cell office:value-type="string">
            <text:p>conditionally set if positive</text:p>
          </table:table-cell>
          <table:table-cell office:value-type="string">
            <text:p>if $Y &gt; 0: $X = $Z</text:p>
          </table:table-cell>
          <table:table-cell table:number-columns-repeated="1020"/>
        </table:table-row>
        <table:table-row table:style-name="ro3">
          <table:table-cell office:value-type="string">
            <text:p>CSOD</text:p>
          </table:table-cell>
          <table:table-cell office:value-type="string">
            <text:p>$X,$Y,$Z|Z</text:p>
          </table:table-cell>
          <table:table-cell office:value-type="string">
            <text:p>conditionally set if odd</text:p>
          </table:table-cell>
          <table:table-cell office:value-type="string">
            <text:p>if ($Y % 2) == 1: $X = $Z</text:p>
          </table:table-cell>
          <table:table-cell table:number-columns-repeated="1020"/>
        </table:table-row>
        <table:table-row table:style-name="ro3">
          <table:table-cell office:value-type="string">
            <text:p>CSNN</text:p>
          </table:table-cell>
          <table:table-cell office:value-type="string">
            <text:p>$X,$Y,$Z|Z</text:p>
          </table:table-cell>
          <table:table-cell office:value-type="string">
            <text:p>conditionally set if nonnegative</text:p>
          </table:table-cell>
          <table:table-cell office:value-type="string">
            <text:p>if $Y &gt;= 0: $X = $Z</text:p>
          </table:table-cell>
          <table:table-cell table:number-columns-repeated="1020"/>
        </table:table-row>
        <table:table-row table:style-name="ro3">
          <table:table-cell office:value-type="string">
            <text:p>CSNZ</text:p>
          </table:table-cell>
          <table:table-cell office:value-type="string">
            <text:p>$X,$Y,$Z|Z</text:p>
          </table:table-cell>
          <table:table-cell office:value-type="string">
            <text:p>conditionally set if nonzero</text:p>
          </table:table-cell>
          <table:table-cell office:value-type="string">
            <text:p>if $Y != 0: $X = $Z</text:p>
          </table:table-cell>
          <table:table-cell table:number-columns-repeated="1020"/>
        </table:table-row>
        <table:table-row table:style-name="ro3">
          <table:table-cell office:value-type="string">
            <text:p>CSNP</text:p>
          </table:table-cell>
          <table:table-cell office:value-type="string">
            <text:p>$X,$Y,$Z|Z</text:p>
          </table:table-cell>
          <table:table-cell office:value-type="string">
            <text:p>conditionally set if nonpositive</text:p>
          </table:table-cell>
          <table:table-cell office:value-type="string">
            <text:p>if $Y &lt;= 0: $X = $Z</text:p>
          </table:table-cell>
          <table:table-cell table:number-columns-repeated="1020"/>
        </table:table-row>
        <table:table-row table:style-name="ro3">
          <table:table-cell office:value-type="string">
            <text:p>CSEV</text:p>
          </table:table-cell>
          <table:table-cell office:value-type="string">
            <text:p>$X,$Y,$Z|Z</text:p>
          </table:table-cell>
          <table:table-cell office:value-type="string">
            <text:p>conditionally set if even</text:p>
          </table:table-cell>
          <table:table-cell office:value-type="string">
            <text:p>if ($Y % 2) == 0: $X = $Z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ZSN</text:p>
          </table:table-cell>
          <table:table-cell office:value-type="string">
            <text:p>$X,$Y,$Z|Z</text:p>
          </table:table-cell>
          <table:table-cell office:value-type="string">
            <text:p>zero or set if negative</text:p>
          </table:table-cell>
          <table:table-cell office:value-type="string">
            <text:p>if $Y &lt; 0: $X = $Z; else $X = 0</text:p>
          </table:table-cell>
          <table:table-cell table:number-columns-repeated="1020"/>
        </table:table-row>
        <table:table-row table:style-name="ro3">
          <table:table-cell office:value-type="string">
            <text:p>ZSZ</text:p>
          </table:table-cell>
          <table:table-cell office:value-type="string">
            <text:p>$X,$Y,$Z|Z</text:p>
          </table:table-cell>
          <table:table-cell office:value-type="string">
            <text:p>zero or set if zero</text:p>
          </table:table-cell>
          <table:table-cell office:value-type="string">
            <text:p>if $Y == 0: $X = $Z; else $X = 0</text:p>
          </table:table-cell>
          <table:table-cell table:number-columns-repeated="1020"/>
        </table:table-row>
        <table:table-row table:style-name="ro3">
          <table:table-cell office:value-type="string">
            <text:p>ZSP</text:p>
          </table:table-cell>
          <table:table-cell office:value-type="string">
            <text:p>$X,$Y,$Z|Z</text:p>
          </table:table-cell>
          <table:table-cell office:value-type="string">
            <text:p>zero or set if positive</text:p>
          </table:table-cell>
          <table:table-cell office:value-type="string">
            <text:p>if $Y &gt; 0: $X = $Z; else $X = 0</text:p>
          </table:table-cell>
          <table:table-cell table:number-columns-repeated="1020"/>
        </table:table-row>
        <table:table-row table:style-name="ro3">
          <table:table-cell office:value-type="string">
            <text:p>ZSOD</text:p>
          </table:table-cell>
          <table:table-cell office:value-type="string">
            <text:p>$X,$Y,$Z|Z</text:p>
          </table:table-cell>
          <table:table-cell office:value-type="string">
            <text:p>zero or set if odd</text:p>
          </table:table-cell>
          <table:table-cell office:value-type="string">
            <text:p>if ($Y % 2) == 1: $X = $Z; else $X = 0</text:p>
          </table:table-cell>
          <table:table-cell table:number-columns-repeated="1020"/>
        </table:table-row>
        <table:table-row table:style-name="ro3">
          <table:table-cell office:value-type="string">
            <text:p>ZSNN</text:p>
          </table:table-cell>
          <table:table-cell office:value-type="string">
            <text:p>$X,$Y,$Z|Z</text:p>
          </table:table-cell>
          <table:table-cell office:value-type="string">
            <text:p>zero or set if nonnegative</text:p>
          </table:table-cell>
          <table:table-cell office:value-type="string">
            <text:p>if $Y &gt;= 0: $X = $Z; else $X = 0</text:p>
          </table:table-cell>
          <table:table-cell table:number-columns-repeated="1020"/>
        </table:table-row>
        <table:table-row table:style-name="ro3">
          <table:table-cell office:value-type="string">
            <text:p>ZSNZ</text:p>
          </table:table-cell>
          <table:table-cell office:value-type="string">
            <text:p>$X,$Y,$Z|Z</text:p>
          </table:table-cell>
          <table:table-cell office:value-type="string">
            <text:p>zero or set if nonzero</text:p>
          </table:table-cell>
          <table:table-cell office:value-type="string">
            <text:p>if $Y != 0: $X = $Z; else $X = 0</text:p>
          </table:table-cell>
          <table:table-cell table:number-columns-repeated="1020"/>
        </table:table-row>
        <table:table-row table:style-name="ro3">
          <table:table-cell office:value-type="string">
            <text:p>ZSNP</text:p>
          </table:table-cell>
          <table:table-cell office:value-type="string">
            <text:p>$X,$Y,$Z|Z</text:p>
          </table:table-cell>
          <table:table-cell office:value-type="string">
            <text:p>zero or set if nonpositive</text:p>
          </table:table-cell>
          <table:table-cell office:value-type="string">
            <text:p>if $Y &lt;= 0: $X = $Z; else $X = 0</text:p>
          </table:table-cell>
          <table:table-cell table:number-columns-repeated="1020"/>
        </table:table-row>
        <table:table-row table:style-name="ro3">
          <table:table-cell office:value-type="string">
            <text:p>ZSEV</text:p>
          </table:table-cell>
          <table:table-cell office:value-type="string">
            <text:p>$X,$Y,$Z|Z</text:p>
          </table:table-cell>
          <table:table-cell office:value-type="string">
            <text:p>zero or set if even</text:p>
          </table:table-cell>
          <table:table-cell office:value-type="string">
            <text:p>if ($Y % 2) == 0: $X = $Z; else $X = 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N</text:p>
          </table:table-cell>
          <table:table-cell office:value-type="string">
            <text:p>$X,YZ</text:p>
          </table:table-cell>
          <table:table-cell office:value-type="string">
            <text:p>branch if negative</text:p>
          </table:table-cell>
          <table:table-cell office:value-type="string">
            <text:p>if $Y &lt; 0: jmp @+4*(YZ or YZ-2^16)</text:p>
          </table:table-cell>
          <table:table-cell office:value-type="string">
            <text:p>YZ – 2^16 has opcode+1</text:p>
          </table:table-cell>
          <table:table-cell table:number-columns-repeated="1019"/>
        </table:table-row>
        <table:table-row table:style-name="ro3">
          <table:table-cell office:value-type="string">
            <text:p>BZ</text:p>
          </table:table-cell>
          <table:table-cell office:value-type="string">
            <text:p>$X,YZ</text:p>
          </table:table-cell>
          <table:table-cell office:value-type="string">
            <text:p>branch if zero</text:p>
          </table:table-cell>
          <table:table-cell office:value-type="string">
            <text:p>if $Y == 0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BP</text:p>
          </table:table-cell>
          <table:table-cell office:value-type="string">
            <text:p>$X,YZ</text:p>
          </table:table-cell>
          <table:table-cell office:value-type="string">
            <text:p>branch if positive</text:p>
          </table:table-cell>
          <table:table-cell office:value-type="string">
            <text:p>if $Y &gt; 0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BOD</text:p>
          </table:table-cell>
          <table:table-cell office:value-type="string">
            <text:p>$X,YZ</text:p>
          </table:table-cell>
          <table:table-cell office:value-type="string">
            <text:p>branch if odd</text:p>
          </table:table-cell>
          <table:table-cell office:value-type="string">
            <text:p>if ($Y % 2) == 1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BNN</text:p>
          </table:table-cell>
          <table:table-cell office:value-type="string">
            <text:p>$X,YZ</text:p>
          </table:table-cell>
          <table:table-cell office:value-type="string">
            <text:p>branch if nonnegative</text:p>
          </table:table-cell>
          <table:table-cell office:value-type="string">
            <text:p>if $Y &gt;= 0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BNZ</text:p>
          </table:table-cell>
          <table:table-cell office:value-type="string">
            <text:p>$X,YZ</text:p>
          </table:table-cell>
          <table:table-cell office:value-type="string">
            <text:p>branch if nonzero</text:p>
          </table:table-cell>
          <table:table-cell office:value-type="string">
            <text:p>if $Y != 0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BNP</text:p>
          </table:table-cell>
          <table:table-cell office:value-type="string">
            <text:p>$X,YZ</text:p>
          </table:table-cell>
          <table:table-cell office:value-type="string">
            <text:p>branch if nonpositive</text:p>
          </table:table-cell>
          <table:table-cell office:value-type="string">
            <text:p>if $Y &lt;= 0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BEV</text:p>
          </table:table-cell>
          <table:table-cell office:value-type="string">
            <text:p>$X,YZ</text:p>
          </table:table-cell>
          <table:table-cell office:value-type="string">
            <text:p>branch if even</text:p>
          </table:table-cell>
          <table:table-cell office:value-type="string">
            <text:p>if ($Y % 2) == 0: jmp @+4*(YZ or YZ-2^16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BN</text:p>
          </table:table-cell>
          <table:table-cell office:value-type="string">
            <text:p>$X,YZ</text:p>
          </table:table-cell>
          <table:table-cell office:value-type="string">
            <text:p>probable branch if negative</text:p>
          </table:table-cell>
          <table:table-cell office:value-type="string">
            <text:p>if $Y &lt; 0: jmp @+4*(YZ or YZ-2^16)</text:p>
          </table:table-cell>
          <table:table-cell office:value-type="string">
            <text:p>PB* is the same as B*, except that its cheaper when we jump</text:p>
          </table:table-cell>
          <table:table-cell table:number-columns-repeated="1019"/>
        </table:table-row>
        <table:table-row table:style-name="ro3">
          <table:table-cell office:value-type="string">
            <text:p>PBZ</text:p>
          </table:table-cell>
          <table:table-cell office:value-type="string">
            <text:p>$X,YZ</text:p>
          </table:table-cell>
          <table:table-cell office:value-type="string">
            <text:p>probable branch if zero</text:p>
          </table:table-cell>
          <table:table-cell office:value-type="string">
            <text:p>if $Y == 0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PBP</text:p>
          </table:table-cell>
          <table:table-cell office:value-type="string">
            <text:p>$X,YZ</text:p>
          </table:table-cell>
          <table:table-cell office:value-type="string">
            <text:p>probable branch if positive</text:p>
          </table:table-cell>
          <table:table-cell office:value-type="string">
            <text:p>if $Y &gt; 0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PBOD</text:p>
          </table:table-cell>
          <table:table-cell office:value-type="string">
            <text:p>$X,YZ</text:p>
          </table:table-cell>
          <table:table-cell office:value-type="string">
            <text:p>probable branch if odd</text:p>
          </table:table-cell>
          <table:table-cell office:value-type="string">
            <text:p>if ($Y % 2) == 1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PBNN</text:p>
          </table:table-cell>
          <table:table-cell office:value-type="string">
            <text:p>$X,YZ</text:p>
          </table:table-cell>
          <table:table-cell office:value-type="string">
            <text:p>probable branch if nonnegative</text:p>
          </table:table-cell>
          <table:table-cell office:value-type="string">
            <text:p>if $Y &gt;= 0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PBNZ</text:p>
          </table:table-cell>
          <table:table-cell office:value-type="string">
            <text:p>$X,YZ</text:p>
          </table:table-cell>
          <table:table-cell office:value-type="string">
            <text:p>probable branch if nonzero</text:p>
          </table:table-cell>
          <table:table-cell office:value-type="string">
            <text:p>if $Y != 0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PBNP</text:p>
          </table:table-cell>
          <table:table-cell office:value-type="string">
            <text:p>$X,YZ</text:p>
          </table:table-cell>
          <table:table-cell office:value-type="string">
            <text:p>probable branch if nonpositive</text:p>
          </table:table-cell>
          <table:table-cell office:value-type="string">
            <text:p>if $Y &lt;= 0: jmp @+4*(YZ or YZ-2^16)</text:p>
          </table:table-cell>
          <table:table-cell table:number-columns-repeated="1020"/>
        </table:table-row>
        <table:table-row table:style-name="ro3">
          <table:table-cell office:value-type="string">
            <text:p>PBEV</text:p>
          </table:table-cell>
          <table:table-cell office:value-type="string">
            <text:p>$X,YZ</text:p>
          </table:table-cell>
          <table:table-cell office:value-type="string">
            <text:p>probable branch if even</text:p>
          </table:table-cell>
          <table:table-cell office:value-type="string">
            <text:p>if ($Y % 2) == 0: jmp @+4*(YZ or YZ-2^16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ETA</text:p>
          </table:table-cell>
          <table:table-cell office:value-type="string">
            <text:p>$X,YZ</text:p>
          </table:table-cell>
          <table:table-cell office:value-type="string">
            <text:p>get address</text:p>
          </table:table-cell>
          <table:table-cell office:value-type="string">
            <text:p>$X = @ + 4YZ or $X = @ + 4(YZ – 2^16)</text:p>
          </table:table-cell>
          <table:table-cell office:value-type="string">
            <text:p>YZ – 2^16 has opcode+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JMP</text:p>
          </table:table-cell>
          <table:table-cell office:value-type="string">
            <text:p>XYZ</text:p>
          </table:table-cell>
          <table:table-cell office:value-type="string">
            <text:p>jump</text:p>
          </table:table-cell>
          <table:table-cell office:value-type="string">
            <text:p>jmp @+4 * XYZ or jmp @+4 * (XYZ – 2^24)</text:p>
          </table:table-cell>
          <table:table-cell office:value-type="string">
            <text:p>XYZ – 2^24 has opcode+1</text:p>
          </table:table-cell>
          <table:table-cell table:number-columns-repeated="1019"/>
        </table:table-row>
        <table:table-row table:style-name="ro3">
          <table:table-cell office:value-type="string">
            <text:p>GO</text:p>
          </table:table-cell>
          <table:table-cell office:value-type="string">
            <text:p>$X,$Y,$Z|Z</text:p>
          </table:table-cell>
          <table:table-cell office:value-type="string">
            <text:p>go to location</text:p>
          </table:table-cell>
          <table:table-cell office:value-type="string">
            <text:p>jmp $Y + $Z; $X = @ + 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UL</text:p>
          </table:table-cell>
          <table:table-cell office:value-type="string">
            <text:p>$X,$Y,$Z|Z</text:p>
          </table:table-cell>
          <table:table-cell office:value-type="string">
            <text:p>multiply</text:p>
          </table:table-cell>
          <table:table-cell office:value-type="string">
            <text:p>$X = signed($Y) * $Z</text:p>
          </table:table-cell>
          <table:table-cell office:value-type="string">
            <text:p>overflow-check (-2^63 &lt;= $X &lt; 2^63)</text:p>
          </table:table-cell>
          <table:table-cell table:number-columns-repeated="1019"/>
        </table:table-row>
        <table:table-row table:style-name="ro3">
          <table:table-cell office:value-type="string">
            <text:p>MULU</text:p>
          </table:table-cell>
          <table:table-cell office:value-type="string">
            <text:p>$X,$Y,$Z|Z</text:p>
          </table:table-cell>
          <table:table-cell office:value-type="string">
            <text:p>multiply unsigned</text:p>
          </table:table-cell>
          <table:table-cell office:value-type="string">
            <text:p>$X = $Y * $Z &amp; (2^64-1); rH = $Y * $Z &gt;&gt; 64;</text:p>
          </table:table-cell>
          <table:table-cell table:number-columns-repeated="1020"/>
        </table:table-row>
        <table:table-row table:style-name="ro3">
          <table:table-cell office:value-type="string">
            <text:p>DIV</text:p>
          </table:table-cell>
          <table:table-cell office:value-type="string">
            <text:p>$X,$Y,$Z|Z</text:p>
          </table:table-cell>
          <table:table-cell office:value-type="string">
            <text:p>divide</text:p>
          </table:table-cell>
          <table:table-cell office:value-type="string">
            <text:p>$X = signed($Y) / $Z; rR = signed($Y) % $Z;</text:p>
          </table:table-cell>
          <table:table-cell office:value-type="string">
            <text:p>overflow-check (raised if -2^63 is divided by -1)</text:p>
          </table:table-cell>
          <table:table-cell table:number-columns-repeated="1019"/>
        </table:table-row>
        <table:table-row table:style-name="ro3">
          <table:table-cell office:value-type="string">
            <text:p>DIVU</text:p>
          </table:table-cell>
          <table:table-cell office:value-type="string">
            <text:p>$X,$Y,$Z|Z</text:p>
          </table:table-cell>
          <table:table-cell office:value-type="string">
            <text:p>divide unsigned</text:p>
          </table:table-cell>
          <table:table-cell office:value-type="string">
            <text:p>$X = rD$Y / $Z; rR = rD$Y % $Z;</text:p>
          </table:table-cell>
          <table:table-cell office:value-type="string">
            <text:p>no divide-by-zero-exception!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>
            <text:p>PUSHJ</text:p>
          </table:table-cell>
          <table:table-cell table:style-name="ce4" office:value-type="string">
            <text:p>$X,YZ</text:p>
          </table:table-cell>
          <table:table-cell table:style-name="ce4" office:value-type="string">
            <text:p>push registers and jump</text:p>
          </table:table-cell>
          <table:table-cell table:style-name="ce4" office:value-type="string">
            <text:p>$X = X; push $0 .. $X on stack, rJ = @ + 4;</text:p>
            <text:p>r = r + X + 1; jump to @ + 4 * YZ;</text:p>
            <text:p>rename $(X + 1), ..., $(L – 1) to $0 .. $(L – X – 2)</text:p>
            <text:p>L = L – X – 1</text:p>
          </table:table-cell>
          <table:table-cell table:style-name="ce4"/>
          <table:table-cell table:style-name="ce7" table:number-columns-repeated="1019"/>
        </table:table-row>
        <table:table-row table:style-name="ro5">
          <table:table-cell table:style-name="ce4" office:value-type="string">
            <text:p>PUSHGO</text:p>
          </table:table-cell>
          <table:table-cell table:style-name="ce4" office:value-type="string">
            <text:p>$X,$Y,$Z|Z</text:p>
          </table:table-cell>
          <table:table-cell table:style-name="ce4" office:value-type="string">
            <text:p>push registers and go</text:p>
          </table:table-cell>
          <table:table-cell table:style-name="ce4" office:value-type="string">
            <text:p>$X = X; push $0 .. $X on stack, rJ = @ + 4;</text:p>
            <text:p>r = r + X + 1; jump to $Y + $Z;</text:p>
            <text:p>rename $(X + 1), ..., $(L – 1) to $0 .. $(L – X – 2)</text:p>
            <text:p>L = L – X – 1</text:p>
          </table:table-cell>
          <table:table-cell table:style-name="ce4"/>
          <table:table-cell table:style-name="ce7" table:number-columns-repeated="1019"/>
        </table:table-row>
        <table:table-row table:style-name="ro6">
          <table:table-cell table:style-name="ce4" office:value-type="string">
            <text:p>POP</text:p>
          </table:table-cell>
          <table:table-cell table:style-name="ce4" office:value-type="string">
            <text:p>X,YZ</text:p>
          </table:table-cell>
          <table:table-cell table:style-name="ce4" office:value-type="string">
            <text:p>pop registers and return from sub</text:p>
          </table:table-cell>
          <table:table-cell table:style-name="ce4" office:value-type="string">
            <text:p>if X &gt; L: X = L + 1;</text:p>
            <text:p>x = S[r – 1] mod 256;</text:p>
            <text:p>S[r – 1] = (0 &lt; X &lt;= L) ? $(X – 1) : 0;</text:p>
            <text:p>L = min(x + X,G)</text:p>
            <text:p>$(L – 1) = $(L – x – 2) … $(x + 1) = $0</text:p>
            <text:p>$x .. $0 = S[r – 1] .. S[r – x – 1]</text:p>
            <text:p>r = r – x -1</text:p>
          </table:table-cell>
          <table:table-cell table:style-name="ce4"/>
          <table:table-cell table:style-name="ce7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LDUNC</text:p>
          </table:table-cell>
          <table:table-cell office:value-type="string">
            <text:p>$X,$Y,$Z|Z</text:p>
          </table:table-cell>
          <table:table-cell office:value-type="string">
            <text:p>load octa uncached</text:p>
          </table:table-cell>
          <table:table-cell office:value-type="string">
            <text:p>Same as LDO</text:p>
          </table:table-cell>
          <table:table-cell office:value-type="string">
            <text:p>tells MMIX, that it will probably NOT be read/written in near future</text:p>
          </table:table-cell>
          <table:table-cell table:number-columns-repeated="1019"/>
        </table:table-row>
        <table:table-row table:style-name="ro3">
          <table:table-cell office:value-type="string">
            <text:p>STUNC</text:p>
          </table:table-cell>
          <table:table-cell office:value-type="string">
            <text:p>$X,$Y,$Z|Z</text:p>
          </table:table-cell>
          <table:table-cell office:value-type="string">
            <text:p>store octa uncached</text:p>
          </table:table-cell>
          <table:table-cell office:value-type="string">
            <text:p>Same as STO</text:p>
          </table:table-cell>
          <table:table-cell office:value-type="string">
            <text:p>tells MMIX, that it will probably NOT be read/written in near future</text:p>
          </table:table-cell>
          <table:table-cell table:number-columns-repeated="1019"/>
        </table:table-row>
        <table:table-row table:style-name="ro3">
          <table:table-cell office:value-type="string">
            <text:p>PRELD</text:p>
          </table:table-cell>
          <table:table-cell office:value-type="string">
            <text:p>X,$Y,$Z|Z</text:p>
          </table:table-cell>
          <table:table-cell office:value-type="string">
            <text:p>preload data</text:p>
          </table:table-cell>
          <table:table-cell office:value-type="string">
            <text:p>Does nothing</text:p>
          </table:table-cell>
          <table:table-cell office:value-type="string">
            <text:p>tells MMIX to preload M[$Y + $Z] .. M[$Y + $Z + X] for data</text:p>
          </table:table-cell>
          <table:table-cell table:number-columns-repeated="1019"/>
        </table:table-row>
        <table:table-row table:style-name="ro3">
          <table:table-cell office:value-type="string">
            <text:p>PREGO</text:p>
          </table:table-cell>
          <table:table-cell office:value-type="string">
            <text:p>X,$Y,$Z|Z</text:p>
          </table:table-cell>
          <table:table-cell office:value-type="string">
            <text:p>prefetch to go</text:p>
          </table:table-cell>
          <table:table-cell office:value-type="string">
            <text:p>Does nothing</text:p>
          </table:table-cell>
          <table:table-cell office:value-type="string">
            <text:p>tells MMIX to preload M[$Y + $Z] .. M[$Y + $Z + X] for instr.</text:p>
          </table:table-cell>
          <table:table-cell table:number-columns-repeated="1019"/>
        </table:table-row>
        <table:table-row table:style-name="ro3">
          <table:table-cell office:value-type="string">
            <text:p>PREST</text:p>
          </table:table-cell>
          <table:table-cell office:value-type="string">
            <text:p>X,$Y,$Z|Z</text:p>
          </table:table-cell>
          <table:table-cell office:value-type="string">
            <text:p>prestore data</text:p>
          </table:table-cell>
          <table:table-cell office:value-type="string">
            <text:p>Does nothing without data-cache</text:p>
          </table:table-cell>
          <table:table-cell office:value-type="string">
            <text:p>tells MMIX that it can ignore the current content of M[$Y + $Z] .. M[$Y + $Z + X]</text:p>
          </table:table-cell>
          <table:table-cell table:number-columns-repeated="1019"/>
        </table:table-row>
        <table:table-row table:style-name="ro3">
          <table:table-cell office:value-type="string">
            <text:p>SYNCD</text:p>
          </table:table-cell>
          <table:table-cell office:value-type="string">
            <text:p>X,$Y,$Z|Z</text:p>
          </table:table-cell>
          <table:table-cell office:value-type="string">
            <text:p>synchonize data</text:p>
          </table:table-cell>
          <table:table-cell office:value-type="string">
            <text:p>Ensures M[$Y+$Z] .. M[$Y+$Z+X] is in mem</text:p>
          </table:table-cell>
          <table:table-cell office:value-type="string">
            <text:p>If executed from neg address, removed from cache, too</text:p>
          </table:table-cell>
          <table:table-cell table:number-columns-repeated="1019"/>
        </table:table-row>
        <table:table-row table:style-name="ro3">
          <table:table-cell office:value-type="string">
            <text:p>SYNCID</text:p>
          </table:table-cell>
          <table:table-cell office:value-type="string">
            <text:p>X,$Y,$Z|Z</text:p>
          </table:table-cell>
          <table:table-cell office:value-type="string">
            <text:p>synchronize instr and data</text:p>
          </table:table-cell>
          <table:table-cell office:value-type="string">
            <text:p>Ensures instr. @ M[$Y+$Z] .. M[$Y+$Z+X] come from mem</text:p>
          </table:table-cell>
          <table:table-cell office:value-type="string">
            <text:p>E.g. for self-modifying code. If exec from neg address, removed from cache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>
            <text:p>CSWAP</text:p>
          </table:table-cell>
          <table:table-cell table:style-name="ce4" office:value-type="string">
            <text:p>$X,$Y,$Z|Z</text:p>
          </table:table-cell>
          <table:table-cell table:style-name="ce4" office:value-type="string">
            <text:p>compare and swap octabytes</text:p>
          </table:table-cell>
          <table:table-cell table:style-name="ce4" office:value-type="string">
            <text:p>if M8[$Y + $Z] == rP:</text:p>
            <text:p><text:s text:c="2"/>M8[$Y + $Z] = $X; $X = 1;</text:p>
            <text:p>else</text:p>
            <text:p><text:s text:c="2"/>rP = M8[$Y + $Z]; $X = 0;</text:p>
          </table:table-cell>
          <table:table-cell table:style-name="ce4"/>
          <table:table-cell table:style-name="ce7" table:number-columns-repeated="1019"/>
        </table:table-row>
        <table:table-row table:style-name="ro3">
          <table:table-cell office:value-type="string">
            <text:p>SYNC</text:p>
          </table:table-cell>
          <table:table-cell office:value-type="string">
            <text:p>XYZ</text:p>
          </table:table-cell>
          <table:table-cell office:value-type="string">
            <text:p>synchonize</text:p>
          </table:table-cell>
          <table:table-cell office:value-type="string">
            <text:p>Several meanings, depending on XYZ (0 .. 7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7">
          <table:table-cell table:style-name="ce4" office:value-type="string">
            <text:p>TRAP</text:p>
          </table:table-cell>
          <table:table-cell table:style-name="ce4" office:value-type="string">
            <text:p>X,Y,Z</text:p>
          </table:table-cell>
          <table:table-cell table:style-name="ce4" office:value-type="string">
            <text:p>trap</text:p>
          </table:table-cell>
          <table:table-cell table:style-name="ce4" office:value-type="string">
            <text:p>Transfer to OS-handler; XYZ=0: terminate, </text:p>
            <text:p>XYZ=1: default-handler for not-present user-handler</text:p>
          </table:table-cell>
          <table:table-cell table:style-name="ce4" office:value-type="string">
            <text:p>interrupts disabled, by default</text:p>
          </table:table-cell>
          <table:table-cell table:style-name="ce7" table:number-columns-repeated="1019"/>
        </table:table-row>
        <table:table-row table:style-name="ro3">
          <table:table-cell office:value-type="string">
            <text:p>TRIP</text:p>
          </table:table-cell>
          <table:table-cell office:value-type="string">
            <text:p>X,Y,Z</text:p>
          </table:table-cell>
          <table:table-cell office:value-type="string">
            <text:p>trip</text:p>
          </table:table-cell>
          <table:table-cell office:value-type="string">
            <text:p>Transfer to user-handler</text:p>
          </table:table-cell>
          <table:table-cell office:value-type="string">
            <text:p>interrupts enabled, by default</text:p>
          </table:table-cell>
          <table:table-cell table:number-columns-repeated="1019"/>
        </table:table-row>
        <table:table-row table:style-name="ro7">
          <table:table-cell table:style-name="ce4" office:value-type="string">
            <text:p>RESUME</text:p>
          </table:table-cell>
          <table:table-cell table:style-name="ce4" office:value-type="string">
            <text:p>Z</text:p>
          </table:table-cell>
          <table:table-cell table:style-name="ce4" office:value-type="string">
            <text:p>resume after interrupt</text:p>
          </table:table-cell>
          <table:table-cell table:style-name="ce4" office:value-type="string">
            <text:p>Uses rW,rX,rY,rZ or rWW,rXX,rYY,rZZ to go back to</text:p>
            <text:p>interrupted instruction</text:p>
          </table:table-cell>
          <table:table-cell table:style-name="ce4"/>
          <table:table-cell table:style-name="ce7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ET</text:p>
          </table:table-cell>
          <table:table-cell office:value-type="string">
            <text:p>$X,Z</text:p>
          </table:table-cell>
          <table:table-cell office:value-type="string">
            <text:p>get from special register</text:p>
          </table:table-cell>
          <table:table-cell office:value-type="string">
            <text:p>$X = special[Z]</text:p>
          </table:table-cell>
          <table:table-cell table:number-columns-repeated="1020"/>
        </table:table-row>
        <table:table-row table:style-name="ro3">
          <table:table-cell office:value-type="string">
            <text:p>PUT</text:p>
          </table:table-cell>
          <table:table-cell office:value-type="string">
            <text:p>X,$Z|Z</text:p>
          </table:table-cell>
          <table:table-cell office:value-type="string">
            <text:p>put into special register</text:p>
          </table:table-cell>
          <table:table-cell office:value-type="string">
            <text:p>special[X] = $Z</text:p>
          </table:table-cell>
          <table:table-cell office:value-type="string">
            <text:p>rI, rK, rQ, rT, rU, rV, rTT are privileged</text:p>
          </table:table-cell>
          <table:table-cell table:number-columns-repeated="1019"/>
        </table:table-row>
        <table:table-row table:style-name="ro3">
          <table:table-cell office:value-type="string">
            <text:p>SAVE</text:p>
          </table:table-cell>
          <table:table-cell office:value-type="string">
            <text:p>$X,0</text:p>
          </table:table-cell>
          <table:table-cell office:value-type="string">
            <text:p>save process state</text:p>
          </table:table-cell>
          <table:table-cell office:value-type="string">
            <text:p>stores registers; $X = address of first octabyte</text:p>
          </table:table-cell>
          <table:table-cell office:value-type="string">
            <text:p>$X must be global</text:p>
          </table:table-cell>
          <table:table-cell table:number-columns-repeated="1019"/>
        </table:table-row>
        <table:table-row table:style-name="ro3">
          <table:table-cell office:value-type="string">
            <text:p>UNSAVE</text:p>
          </table:table-cell>
          <table:table-cell office:value-type="string">
            <text:p>0,$Z</text:p>
          </table:table-cell>
          <table:table-cell office:value-type="string">
            <text:p>restores process state</text:p>
          </table:table-cell>
          <table:table-cell office:value-type="string">
            <text:p>restores registers from address in $Z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9">
          <table:table-cell table:style-name="ce4" office:value-type="string">
            <text:p>LDVTS</text:p>
          </table:table-cell>
          <table:table-cell table:style-name="ce4" office:value-type="string">
            <text:p>$X,$Y,$Z|Z</text:p>
          </table:table-cell>
          <table:table-cell table:style-name="ce4" office:value-type="string">
            <text:p>load virtual translation status</text:p>
          </table:table-cell>
          <table:table-cell table:style-name="ce4" office:value-type="string">
            <text:p>key = $Y + $Z; if present, 3 right bits are replaced;</text:p>
            <text:p>if bits are zero, it is removed;</text:p>
            <text:p>$X = (not present) ? 0</text:p>
            <text:p><text:s text:c="2"/>: (present for instr) ? 1</text:p>
            <text:p><text:s text:c="2"/>: (present for data) ? 2</text:p>
            <text:p><text:s text:c="2"/>: 3;</text:p>
          </table:table-cell>
          <table:table-cell table:style-name="ce4"/>
          <table:table-cell table:style-name="ce7" table:number-columns-repeated="1019"/>
        </table:table-row>
        <table:table-row table:style-name="ro3">
          <table:table-cell office:value-type="string">
            <text:p>SWYM</text:p>
          </table:table-cell>
          <table:table-cell office:value-type="string">
            <text:p>X,Y,Z</text:p>
          </table:table-cell>
          <table:table-cell office:value-type="string">
            <text:p>sympathize with your machinery</text:p>
          </table:table-cell>
          <table:table-cell office:value-type="string">
            <text:p>lubricates all devices, hooked up to MMIX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2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6">10/16/2010</text:date>, <text:time>01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ls Asmussen</meta:initial-creator>
    <meta:creation-date>2010-10-09T14:37:39</meta:creation-date>
    <dc:date>2010-10-16T01:36:54</dc:date>
    <dc:creator>Nils Asmussen</dc:creator>
    <meta:editing-duration>PT14H36M40S</meta:editing-duration>
    <meta:editing-cycles>7</meta:editing-cycles>
    <meta:generator>OpenOffice.org/3.2$Unix OpenOffice.org_project/320m12$Build-9483</meta:generator>
    <meta:document-statistic meta:table-count="3" meta:cell-count="541" meta:object-count="0"/>
  </office:meta>
</office:document-meta>
</file>